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ngXi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ngXi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text:style-name="WW_CharLFO11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list-format-name="NLF0"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list-format-name="NLF0"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list-format-name="NLF0"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list-format-name="NLF0"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list-format-name="NLF0"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list-format-name="NLF0"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list-format-name="NLF0"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list-format-name="NLF0"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8">
      <text:list-level-style-number text:level="1" text:style-name="WW_CharLFO18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P6" style:parent-style-name="Normal" style:family="paragraph">
      <style:text-properties fo:font-weight="bold" style:font-weight-asian="bold" style:font-weight-complex="bold"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P11" style:parent-style-name="Normal" style:family="paragraph">
      <style:text-properties fo:font-weight="bold" style:font-weight-asian="bold" style:font-weight-complex="bold" fo:language="en" fo:country="US"/>
    </style:style>
    <style:style style:name="P12" style:parent-style-name="Normal" style:family="paragraph">
      <style:text-properties fo:language="en" fo:country="US"/>
    </style:style>
    <style:style style:name="P13" style:parent-style-name="ListParagraph" style:list-style-name="LFO3" style:family="paragraph"/>
    <style:style style:name="P14" style:parent-style-name="ListParagraph" style:list-style-name="LFO3" style:family="paragraph"/>
    <style:style style:name="P15" style:parent-style-name="ListParagraph" style:list-style-name="LFO3" style:family="paragraph"/>
    <style:style style:name="P16" style:parent-style-name="ListParagraph" style:list-style-name="LFO3" style:family="paragraph"/>
    <style:style style:name="P17" style:parent-style-name="Normal" style:family="paragraph">
      <style:text-properties fo:language="en" fo:country="US"/>
    </style:style>
    <style:style style:name="T18" style:parent-style-name="DefaultParagraphFont" style:family="text">
      <style:text-properties fo:font-weight="bold" style:font-weight-asian="bold" style:font-weight-complex="bold"/>
    </style:style>
    <style:style style:name="P19" style:parent-style-name="ListParagraph" style:list-style-name="LFO3" style:family="paragraph"/>
    <style:style style:name="T20" style:parent-style-name="DefaultParagraphFont" style:family="text">
      <style:text-properties fo:font-weight="bold" style:font-weight-asian="bold" style:font-weight-complex="bold" fo:language="en" fo:country="US"/>
    </style:style>
    <style:style style:name="T21" style:parent-style-name="DefaultParagraphFont" style:family="text">
      <style:text-properties fo:language="en" fo:country="US"/>
    </style:style>
    <style:style style:name="P22" style:parent-style-name="ListParagraph" style:list-style-name="LFO3" style:family="paragraph"/>
    <style:style style:name="T23" style:parent-style-name="DefaultParagraphFont" style:family="text">
      <style:text-properties fo:font-weight="bold" style:font-weight-asian="bold" style:font-weight-complex="bold"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P27" style:parent-style-name="ListParagraph" style:family="paragraph">
      <style:text-properties fo:language="en" fo:country="US"/>
    </style:style>
    <style:style style:name="T28" style:parent-style-name="DefaultParagraphFont" style:family="text">
      <style:text-properties fo:language="en" fo:country="US"/>
    </style:style>
    <style:style style:name="P29" style:parent-style-name="ListParagraph" style:list-style-name="LFO3" style:family="paragraph"/>
    <style:style style:name="T30" style:parent-style-name="DefaultParagraphFont" style:family="text">
      <style:text-properties fo:font-weight="bold" style:font-weight-asian="bold" style:font-weight-complex="bold" fo:language="en" fo:country="US"/>
    </style:style>
    <style:style style:name="T31" style:parent-style-name="DefaultParagraphFont" style:family="text">
      <style:text-properties fo:font-weight="bold" style:font-weight-asian="bold" style:font-weight-complex="bold" fo:language="en" fo:country="US"/>
    </style:style>
    <style:style style:name="T32" style:parent-style-name="DefaultParagraphFont" style:family="text">
      <style:text-properties fo:language="en" fo:country="US"/>
    </style:style>
    <style:style style:name="T33" style:parent-style-name="DefaultParagraphFont" style:family="text">
      <style:text-properties fo:font-weight="bold" style:font-weight-asian="bold" style:font-weight-complex="bold" fo:language="en" fo:country="US"/>
    </style:style>
    <style:style style:name="P34" style:parent-style-name="ListParagraph" style:list-style-name="LFO6" style:family="paragraph">
      <style:text-properties fo:language="en" fo:country="US"/>
    </style:style>
    <style:style style:name="P35" style:parent-style-name="ListParagraph" style:list-style-name="LFO6" style:family="paragraph">
      <style:text-properties fo:language="en" fo:country="US"/>
    </style:style>
    <style:style style:name="P36" style:parent-style-name="ListParagraph" style:list-style-name="LFO3" style:family="paragraph">
      <style:text-properties fo:font-weight="bold" style:font-weight-asian="bold" style:font-weight-complex="bold" fo:language="en" fo:country="US"/>
    </style:style>
    <style:style style:name="P37" style:parent-style-name="ListParagraph" style:family="paragraph">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P40" style:parent-style-name="ListParagraph" style:list-style-name="LFO3" style:family="paragraph">
      <style:text-properties fo:font-weight="bold" style:font-weight-asian="bold" style:font-weight-complex="bold" fo:language="en" fo:country="US"/>
    </style:style>
    <style:style style:name="P41" style:parent-style-name="ListParagraph" style:list-style-name="LFO3" style:family="paragraph"/>
    <style:style style:name="T42" style:parent-style-name="DefaultParagraphFont" style:family="text">
      <style:text-properties fo:font-weight="bold" style:font-weight-asian="bold" style:font-weight-complex="bold" fo:language="en" fo:country="US"/>
    </style:style>
    <style:style style:name="T43" style:parent-style-name="DefaultParagraphFont" style:family="text">
      <style:text-properties fo:language="en" fo:country="US"/>
    </style:style>
    <style:style style:name="P44" style:parent-style-name="ListParagraph" style:list-style-name="LFO3" style:family="paragraph">
      <style:text-properties fo:font-weight="bold" style:font-weight-asian="bold" style:font-weight-complex="bold" fo:language="en" fo:country="US"/>
    </style:style>
    <style:style style:name="P45" style:parent-style-name="ListParagraph" style:list-style-name="LFO3" style:family="paragraph"/>
    <style:style style:name="T46" style:parent-style-name="DefaultParagraphFont" style:family="text">
      <style:text-properties fo:font-weight="bold" style:font-weight-asian="bold" style:font-weight-complex="bold" fo:language="en" fo:country="US"/>
    </style:style>
    <style:style style:name="T47" style:parent-style-name="DefaultParagraphFont" style:family="text">
      <style:text-properties fo:font-weight="bold" style:font-weight-asian="bold" style:font-weight-complex="bold"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Normal" style:family="paragraph">
      <style:paragraph-properties style:text-autospace="none" fo:margin-bottom="0in" fo:line-height="100%"/>
      <style:text-properties fo:font-weight="bold" style:font-weight-asian="bold" style:font-weight-complex="bold" fo:language="en" fo:country="US" fo:hyphenate="true"/>
    </style:style>
    <style:style style:name="P51" style:parent-style-name="ListParagraph" style:list-style-name="LFO8" style:family="paragraph"/>
    <style:style style:name="T52" style:parent-style-name="DefaultParagraphFont" style:family="text">
      <style:text-properties style:text-underline-type="single" style:text-underline-style="solid" style:text-underline-width="auto" style:text-underline-mode="continuous"/>
    </style:style>
    <style:style style:name="P53" style:parent-style-name="ListParagraph" style:list-style-name="LFO8" style:family="paragraph"/>
    <style:style style:name="T54" style:parent-style-name="DefaultParagraphFont" style:family="text">
      <style:text-properties style:text-underline-type="single" style:text-underline-style="solid" style:text-underline-width="auto" style:text-underline-mode="continuous"/>
    </style:style>
    <style:style style:name="P55" style:parent-style-name="ListParagraph" style:list-style-name="LFO11" style:family="paragraph"/>
    <style:style style:name="T56" style:parent-style-name="DefaultParagraphFont" style:family="text">
      <style:text-properties fo:font-weight="bold" style:font-weight-asian="bold" style:font-weight-complex="bold"/>
    </style:style>
    <style:style style:name="P57" style:parent-style-name="ListParagraph" style:list-style-name="LFO12" style:family="paragraph"/>
    <style:style style:name="P58" style:parent-style-name="ListParagraph" style:list-style-name="LFO12" style:family="paragraph"/>
    <style:style style:name="P59" style:parent-style-name="ListParagraph" style:list-style-name="LFO11" style:family="paragraph"/>
    <style:style style:name="T60" style:parent-style-name="DefaultParagraphFont" style:family="text">
      <style:text-properties fo:font-weight="bold" style:font-weight-asian="bold" style:font-weight-complex="bold"/>
    </style:style>
    <style:style style:name="P61" style:parent-style-name="ListParagraph" style:list-style-name="LFO12" style:family="paragraph"/>
    <style:style style:name="P62" style:parent-style-name="ListParagraph" style:list-style-name="LFO12" style:family="paragraph"/>
    <style:style style:name="P63" style:parent-style-name="ListParagraph" style:list-style-name="LFO8" style:family="paragraph"/>
    <style:style style:name="T64" style:parent-style-name="DefaultParagraphFont" style:family="text">
      <style:text-properties style:text-underline-type="single" style:text-underline-style="solid" style:text-underline-width="auto" style:text-underline-mode="continuous"/>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ListParagraph" style:list-style-name="LFO3" style:family="paragraph"/>
    <style:style style:name="P68" style:parent-style-name="ListParagraph" style:list-style-name="LFO14" style:family="paragraph"/>
    <style:style style:name="P69" style:parent-style-name="ListParagraph" style:list-style-name="LFO14" style:family="paragraph"/>
    <style:style style:name="P70" style:parent-style-name="ListParagraph" style:list-style-name="LFO3" style:family="paragraph"/>
    <style:style style:name="P71" style:parent-style-name="ListParagraph" style:list-style-name="LFO15" style:family="paragraph">
      <style:text-properties fo:font-weight="bold" style:font-weight-asian="bold" style:font-weight-complex="bold"/>
    </style:style>
    <style:style style:name="P72" style:parent-style-name="Normal" style:family="paragraph">
      <style:paragraph-properties fo:text-indent="0.5in"/>
    </style:style>
    <style:style style:name="P73" style:parent-style-name="Normal" style:family="paragraph">
      <style:paragraph-properties fo:text-indent="0.5in"/>
    </style:style>
    <style:style style:name="P74" style:parent-style-name="Normal" style:family="paragraph">
      <style:paragraph-properties fo:text-indent="0.5in"/>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style:text-underline-type="single" style:text-underline-style="solid" style:text-underline-width="auto" style:text-underline-mode="continuous"/>
    </style:style>
    <style:style style:name="T78" style:parent-style-name="DefaultParagraphFont" style:family="text">
      <style:text-properties style:text-underline-type="single" style:text-underline-style="solid" style:text-underline-width="auto" style:text-underline-mode="continuous"/>
    </style:style>
    <style:style style:name="T79" style:parent-style-name="DefaultParagraphFont" style:family="text">
      <style:text-properties style:text-underline-type="single" style:text-underline-style="solid" style:text-underline-width="auto" style:text-underline-mode="continuous"/>
    </style:style>
    <style:style style:name="T80" style:parent-style-name="DefaultParagraphFont" style:family="text">
      <style:text-properties style:font-name="Georgia" fo:color="#1F1F1F"/>
    </style:style>
    <style:style style:name="T81" style:parent-style-name="DefaultParagraphFont" style:family="text">
      <style:text-properties style:text-underline-type="single" style:text-underline-style="solid" style:text-underline-width="auto" style:text-underline-mode="continuous"/>
    </style:style>
    <style:style style:name="T82" style:parent-style-name="DefaultParagraphFont" style:family="text">
      <style:text-properties style:text-underline-type="single" style:text-underline-style="solid" style:text-underline-width="auto" style:text-underline-mode="continuous"/>
    </style:style>
    <style:style style:name="P83" style:parent-style-name="ListParagraph" style:list-style-name="LFO15" style:family="paragraph">
      <style:text-properties fo:font-weight="bold" style:font-weight-asian="bold" style:font-weight-complex="bold"/>
    </style:style>
    <style:style style:name="P84" style:parent-style-name="ListParagraph" style:list-style-name="LFO3" style:family="paragraph"/>
    <style:style style:name="P85" style:parent-style-name="ListParagraph" style:list-style-name="LFO3" style:family="paragraph"/>
    <style:style style:name="P86" style:parent-style-name="ListParagraph" style:list-style-name="LFO3" style:family="paragraph">
      <style:text-properties fo:font-weight="bold" style:font-weight-asian="bold" style:font-weight-complex="bold"/>
    </style:style>
    <style:style style:name="P87" style:parent-style-name="ListParagraph" style:list-style-name="LFO12" style:family="paragraph"/>
    <style:style style:name="P88" style:parent-style-name="ListParagraph" style:list-style-name="LFO12" style:family="paragraph"/>
    <style:style style:name="P89" style:parent-style-name="ListParagraph" style:list-style-name="LFO12" style:family="paragraph"/>
    <style:style style:name="P90" style:parent-style-name="ListParagraph" style:list-style-name="LFO17" style:family="paragraph"/>
    <style:style style:name="T91" style:parent-style-name="DefaultParagraphFont" style:family="text">
      <style:text-properties fo:font-style="italic" style:font-style-asian="italic" style:font-style-complex="italic"/>
    </style:style>
    <style:style style:name="P92" style:parent-style-name="ListParagraph" style:list-style-name="LFO17" style:family="paragraph"/>
    <style:style style:name="T93" style:parent-style-name="DefaultParagraphFont" style:family="text">
      <style:text-properties fo:font-style="italic" style:font-style-asian="italic" style:font-style-complex="italic"/>
    </style:style>
    <style:style style:name="P94" style:parent-style-name="ListParagraph" style:list-style-name="LFO17" style:family="paragraph">
      <style:text-properties fo:font-style="italic" style:font-style-asian="italic" style:font-style-complex="italic"/>
    </style:style>
    <style:style style:name="T95" style:parent-style-name="DefaultParagraphFont" style:family="text">
      <style:text-properties style:font-name="Georgia" style:font-name-asian="Times New Roman" fo:color="#1F1F1F" style:letter-kerning="false" fo:font-size="15pt" style:font-size-asian="15pt" style:font-size-complex="15pt"/>
    </style:style>
    <style:style style:name="T96" style:parent-style-name="DefaultParagraphFont" style:family="text">
      <style:text-properties style:font-name="Georgia" fo:color="#1F1F1F"/>
    </style:style>
    <style:style style:name="T97" style:parent-style-name="DefaultParagraphFont" style:family="text">
      <style:text-properties style:font-name="Georgia" fo:color="#1F1F1F"/>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style:font-name="Georgia" style:font-name-asian="Times New Roman" fo:font-weight="bold" style:font-weight-asian="bold" style:font-weight-complex="bold" fo:color="#1F1F1F" style:letter-kerning="false" fo:font-size="15pt" style:font-size-asian="15pt" style:font-size-complex="15pt"/>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background-color="#FFFF00"/>
    </style:style>
    <style:style style:name="T105" style:parent-style-name="DefaultParagraphFont" style:family="text">
      <style:text-properties style:text-underline-type="single" style:text-underline-style="solid" style:text-underline-width="auto" style:text-underline-mode="continuous"/>
    </style:style>
    <style:style style:name="P106" style:parent-style-name="Normal" style:family="paragraph">
      <style:text-properties fo:font-weight="bold" style:font-weight-asian="bold" style:font-weight-complex="bold"/>
    </style:style>
    <style:style style:name="P107" style:parent-style-name="Normal" style:family="paragraph">
      <style:paragraph-properties fo:margin-left="0.1875in">
        <style:tab-stops/>
      </style:paragraph-properties>
    </style:style>
    <style:style style:name="T108" style:parent-style-name="DefaultParagraphFont" style:family="text">
      <style:text-properties style:text-underline-type="single" style:text-underline-style="solid" style:text-underline-width="auto" style:text-underline-mode="continuous"/>
    </style:style>
    <style:style style:name="T109" style:parent-style-name="DefaultParagraphFont" style:family="text">
      <style:text-properties fo:background-color="#FFFF00"/>
    </style:style>
    <style:style style:name="T110" style:parent-style-name="DefaultParagraphFont" style:family="text">
      <style:text-properties fo:background-color="#FFFF00"/>
    </style:style>
    <style:style style:name="P111" style:parent-style-name="Normal" style:family="paragraph">
      <style:paragraph-properties fo:margin-left="0.1875in">
        <style:tab-stops/>
      </style:paragraph-properties>
    </style:style>
    <style:style style:name="P112" style:parent-style-name="Normal" style:family="paragraph">
      <style:paragraph-properties fo:margin-left="0.1875in">
        <style:tab-stops/>
      </style:paragraph-properties>
    </style:style>
    <style:style style:name="T113" style:parent-style-name="DefaultParagraphFont" style:family="text">
      <style:text-properties style:font-name="Georgia" style:font-name-asian="Times New Roman" fo:color="#1F1F1F" style:letter-kerning="false" fo:font-size="15pt" style:font-size-asian="15pt" style:font-size-complex="15pt"/>
    </style:style>
    <style:style style:name="P114" style:parent-style-name="Normal" style:family="paragraph">
      <style:paragraph-properties fo:margin-left="0.1875in">
        <style:tab-stops/>
      </style:paragraph-properties>
    </style:style>
    <style:style style:name="P115" style:parent-style-name="Normal" style:family="paragraph">
      <style:paragraph-properties fo:margin-left="0.1875in">
        <style:tab-stops/>
      </style:paragraph-properties>
    </style:style>
    <style:style style:name="T116" style:parent-style-name="DefaultParagraphFont" style:family="text">
      <style:text-properties style:text-underline-type="single" style:text-underline-style="solid" style:text-underline-width="auto" style:text-underline-mode="continuous"/>
    </style:style>
    <style:style style:name="T117" style:parent-style-name="DefaultParagraphFont" style:family="text">
      <style:text-properties style:text-underline-type="single" style:text-underline-style="solid" style:text-underline-width="auto" style:text-underline-mode="continuous"/>
    </style:style>
    <style:style style:name="T118" style:parent-style-name="DefaultParagraphFont" style:family="text">
      <style:text-properties style:text-underline-type="single" style:text-underline-style="solid" style:text-underline-width="auto" style:text-underline-mode="continuous"/>
    </style:style>
    <style:style style:name="P119" style:parent-style-name="Normal" style:family="paragraph">
      <style:paragraph-properties fo:margin-left="0.1875in">
        <style:tab-stops/>
      </style:paragraph-properties>
    </style:style>
    <style:style style:name="P120" style:parent-style-name="Normal" style:family="paragraph">
      <style:paragraph-properties fo:margin-left="0.1875in">
        <style:tab-stops/>
      </style:paragraph-properties>
    </style:style>
    <style:style style:name="P121" style:parent-style-name="Normal" style:family="paragraph">
      <style:paragraph-properties fo:margin-left="0.1875in">
        <style:tab-stops/>
      </style:paragraph-properties>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style:font-name="Georgia" style:font-name-asian="Times New Roman" fo:font-weight="bold" style:font-weight-asian="bold" style:font-weight-complex="bold" fo:color="#1F1F1F" style:letter-kerning="false" fo:font-size="15pt" style:font-size-asian="15pt" style:font-size-complex="15pt"/>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P126" style:parent-style-name="Normal" style:family="paragraph">
      <style:paragraph-properties fo:margin-left="0.1875in">
        <style:tab-stops/>
      </style:paragraph-properties>
    </style:style>
    <style:style style:name="P127" style:parent-style-name="Normal" style:family="paragraph">
      <style:paragraph-properties fo:margin-left="0.1875in">
        <style:tab-stops/>
      </style:paragraph-properties>
    </style:style>
    <style:style style:name="P128" style:parent-style-name="Normal" style:family="paragraph">
      <style:paragraph-properties fo:margin-left="0.1875in">
        <style:tab-stops/>
      </style:paragraph-properties>
    </style:style>
    <style:style style:name="T129" style:parent-style-name="DefaultParagraphFont" style:family="text">
      <style:text-properties fo:background-color="#FFFF00"/>
    </style:style>
    <style:style style:name="T130" style:parent-style-name="DefaultParagraphFont" style:family="text">
      <style:text-properties style:font-name="Georgia" style:font-name-asian="Times New Roman" fo:color="#1F1F1F" style:letter-kerning="false" fo:font-size="15pt" style:font-size-asian="15pt" style:font-size-complex="15pt"/>
    </style:style>
    <style:style style:name="P131" style:parent-style-name="Normal" style:family="paragraph">
      <style:paragraph-properties fo:margin-left="0.1875in">
        <style:tab-stops/>
      </style:paragraph-properties>
    </style:style>
    <style:style style:name="P132" style:parent-style-name="Normal" style:family="paragraph">
      <style:paragraph-properties fo:margin-left="0.1875in">
        <style:tab-stops/>
      </style:paragraph-properties>
    </style:style>
    <style:style style:name="P133" style:parent-style-name="Normal" style:family="paragraph">
      <style:paragraph-properties fo:margin-left="0.1875in">
        <style:tab-stops/>
      </style:paragraph-properties>
    </style:style>
    <style:style style:name="T134" style:parent-style-name="DefaultParagraphFont" style:family="text">
      <style:text-properties fo:background-color="#FFFF00"/>
    </style:style>
    <style:style style:name="P135" style:parent-style-name="Normal" style:family="paragraph">
      <style:paragraph-properties fo:margin-left="0.1875in">
        <style:tab-stops/>
      </style:paragraph-properties>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T137" style:parent-style-name="DefaultParagraphFont" style:family="text">
      <style:text-properties fo:font-style="italic" style:font-style-asian="italic" style:font-style-complex="italic"/>
    </style:style>
    <style:style style:name="P138" style:parent-style-name="ListParagraph" style:list-style-name="LFO3" style:family="paragraph"/>
    <style:style style:name="T139" style:parent-style-name="DefaultParagraphFont" style:family="text">
      <style:text-properties style:font-name="Georgia" fo:color="#1F1F1F"/>
    </style:style>
    <style:style style:name="P140" style:parent-style-name="ListParagraph" style:list-style-name="LFO3" style:family="paragraph"/>
    <style:style style:name="P141" style:parent-style-name="ListParagraph" style:list-style-name="LFO3" style:family="paragraph"/>
    <style:style style:name="P142" style:parent-style-name="ListParagraph" style:list-style-name="LFO3" style:family="paragraph"/>
    <style:style style:name="P143" style:parent-style-name="ListParagraph" style:list-style-name="LFO3" style:family="paragraph"/>
    <style:style style:name="P144" style:parent-style-name="ListParagraph" style:list-style-name="LFO3" style:family="paragraph"/>
    <style:style style:name="P145" style:parent-style-name="ListParagraph" style:list-style-name="LFO3" style:family="paragraph"/>
    <style:style style:name="T146" style:parent-style-name="DefaultParagraphFont" style:family="text">
      <style:text-properties style:font-name="Georgia" style:font-name-asian="Times New Roman" fo:color="#1F1F1F" style:letter-kerning="false" fo:font-size="15pt" style:font-size-asian="15pt" style:font-size-complex="15pt"/>
    </style:style>
    <style:style style:name="P147" style:parent-style-name="ListParagraph" style:list-style-name="LFO3" style:family="paragraph"/>
    <style:style style:name="P148" style:parent-style-name="ListParagraph" style:list-style-name="LFO3" style:family="paragraph"/>
    <style:style style:name="P149" style:parent-style-name="ListParagraph" style:list-style-name="LFO3" style:family="paragraph"/>
    <style:style style:name="P150" style:parent-style-name="ListParagraph" style:list-style-name="LFO3" style:family="paragraph"/>
    <style:style style:name="P151" style:parent-style-name="ListParagraph" style:list-style-name="LFO3" style:family="paragraph"/>
    <style:style style:name="P152" style:parent-style-name="Normal" style:family="paragraph">
      <style:text-properties fo:font-weight="bold" style:font-weight-asian="bold" style:font-weight-complex="bold"/>
    </style:style>
    <style:style style:name="P153" style:parent-style-name="ListParagraph" style:list-style-name="LFO22" style:family="paragraph"/>
    <style:style style:name="P154" style:parent-style-name="ListParagraph" style:list-style-name="LFO22" style:family="paragraph"/>
    <style:style style:name="P155" style:parent-style-name="ListParagraph" style:list-style-name="LFO22" style:family="paragraph"/>
    <style:style style:name="P156" style:parent-style-name="ListParagraph" style:list-style-name="LFO22" style:family="paragraph"/>
    <style:style style:name="P157" style:parent-style-name="ListParagraph"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family="paragraph">
      <style:paragraph-properties fo:margin-left="0.1875in">
        <style:tab-stops/>
      </style:paragraph-properties>
    </style:style>
    <style:style style:name="P160" style:parent-style-name="Normal" style:family="paragraph">
      <style:paragraph-properties fo:margin-left="0.1875in">
        <style:tab-stops/>
      </style:paragraph-properties>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name="P163" style:parent-style-name="Normal" style:family="paragraph">
      <style:paragraph-properties fo:margin-left="0.1875in">
        <style:tab-stops/>
      </style:paragraph-properties>
    </style:style>
  </office:automatic-styles>
  <office:body>
    <office:text text:use-soft-page-breaks="true">
      <text:p text:style-name="P1"><text:bookmark-start text:name="baep-author-id21-profile"/><text:a xlink:href="https://www.sciencedirect.com/author/55474680600/linyuan-lu" office:target-frame-name="_top" xlink:show="replace">Linyuan Lü </text:a><text:bookmark-end text:name="baep-author-id21-profile"/>, Matúš Medo, Chi Ho Yeung, Yi-Cheng Zhang, Zi-Ke Zhang, <text:span text:style-name="T3">Tao Zhou</text:span>,(2012).<text:s/>Recommender systems.<text:s/><text:a office:title="Go to Physics Reports on ScienceDirect" xlink:href="https://www.sciencedirect.com/journal/physics-reports" office:target-frame-name="_top" xlink:show="replace">Physics Reports</text:a>, 519(1), 1-49<text:span text:style-name="T4">.<text:s/></text:span><text:span text:style-name="T5">https://doi.org/10.1016/j.physrep.2012.02.006</text:span></text:p>
      <text:p text:style-name="P6">Main research question:</text:p>
      <text:p text:style-name="Normal"><text:span text:style-name="T7">-To review recent<text:s/></text:span>developments in recommender systems<text:span text:style-name="T8"><text:s/></text:span>and<text:s/><text:span text:style-name="T9">to<text:s/></text:span>discuss the major challenges</text:p>
      <text:p text:style-name="Normal"><text:span text:style-name="T10">-To<text:s/></text:span>compare and evaluate available algorithms and examine their roles in the future developments.</text:p>
      <text:p text:style-name="P11">Some issues about the recommender systems</text:p>
      <text:p text:style-name="P12">This<text:s/>paper<text:s/>propose some issues regarding to recommender systems performance.<text:s/></text:p>
      <text:list text:style-name="LFO3" text:continue-numbering="true">
        <text:list-item>
          <text:p text:style-name="P13">how best to measure user similarity and assess its uncertainty?<text:s/></text:p>
        </text:list-item>
        <text:list-item>
          <text:p text:style-name="P14">How to aggregate divergent opinions from various users?<text:s/></text:p>
        </text:list-item>
        <text:list-item>
          <text:p text:style-name="P15">How to handle users for whom little information is available?<text:s/></text:p>
        </text:list-item>
        <text:list-item>
          <text:p text:style-name="P16">Should all data be trusted equally or can one detect reckless or intentionally misleading opinions?</text:p>
        </text:list-item>
      </text:list>
      <text:p text:style-name="P17">This paper also mentioned that there is no unique best recommendation method depending on the context and density of the available data.</text:p>
      <text:p text:style-name="Normal"> <text:span text:style-name="T18">Major challenges</text:span></text:p>
      <text:list text:style-name="LFO3" text:continue-numbering="true">
        <text:list-item>
          <text:p text:style-name="P19"><text:span text:style-name="T20">Data sparsity</text:span><text:span text:style-name="T21">：</text:span>Since the pool of available items is often exceedingly largeoverlap between two users is often very small or none.</text:p>
        </text:list-item>
        <text:list-item>
          <text:p text:style-name="P22"><text:span text:style-name="T23">Scalability</text:span><text:span text:style-name="T24">:<text:s/></text:span><text:span text:style-name="T25">Solving the problem of</text:span><text:span text:style-name="T26"><text:s/>sparsity,</text:span></text:p>
        </text:list-item>
      </text:list>
      <text:p text:style-name="P27">1)the data will be cut in some ways for computational cost issues, but that means the information will be lost.<text:s/></text:p>
      <text:p text:style-name="ListParagraph"><text:span text:style-name="T28">2)</text:span>incremental versions of the algorithms. As the data grows, recommendations are not recomputed globally but incrementally.</text:p>
      <text:list text:style-name="LFO3" text:continue-numbering="true">
        <text:list-item>
          <text:p text:style-name="P29"><text:span text:style-name="T30">Cold start</text:span><text:span text:style-name="T31">:<text:s/></text:span><text:span text:style-name="T32">Problem solving by</text:span><text:span text:style-name="T33"><text:s/></text:span></text:p>
        </text:list-item>
      </text:list>
      <text:list text:style-name="LFO6" text:continue-numbering="true">
        <text:list-item>
          <text:p text:style-name="P34">Using hybrid recommender techniques combining content and collaborative data</text:p>
        </text:list-item>
        <text:list-item>
          <text:p text:style-name="P35">Using different data source.<text:s/>Identify individual users in different web services.</text:p>
        </text:list-item>
      </text:list>
      <text:list text:style-name="LFO3" text:continue-numbering="true">
        <text:list-item>
          <text:p text:style-name="P36">Diversity vs. accuracy</text:p>
        </text:list-item>
      </text:list>
      <text:p text:style-name="P37">The most effective way to recommend based on popular and highly rated items, but it is a low value method because popular objects can be easy to find without recommender system.<text:s/></text:p>
      <text:soft-page-break/>
      <text:p text:style-name="ListParagraph">A good list of recommended items hence should contain also less obvious items that are unlikely to be reached by the users themselves.<text:s/></text:p>
      <text:p text:style-name="ListParagraph"><text:span text:style-name="T38">Solutions can be<text:s/></text:span>direct enhancement of the recommendation list’s diversity <text:bookmark-start text:name="bbr000180"/>and the use of hybrid recommendation methods.<text:bookmark-end text:name="bbr000180"/><text:span text:style-name="T39"><text:s/></text:span></text:p>
      <text:list text:style-name="LFO3" text:continue-numbering="true">
        <text:list-item>
          <text:p text:style-name="P40">Vulnerability to attacks</text:p>
        </text:list-item>
        <text:list-item>
          <text:p text:style-name="P41"><text:span text:style-name="T42">The value of time</text:span><text:span text:style-name="T43">:<text:s/></text:span>Most recommendation algorithms neglect the time stamps of evaluations. It is an ongoing line of research whether and how value of old opinions should decay with time and what are the typical temporary patterns in user evaluations and item relevance.</text:p>
        </text:list-item>
        <text:list-item>
          <text:p text:style-name="P44">Evaluation of recommendations:</text:p>
        </text:list-item>
        <text:list-item>
          <text:p text:style-name="P45"><text:span text:style-name="T46">User interface</text:span><text:span text:style-name="T47">:<text:s/></text:span><text:span text:style-name="T48">how long the recommended items in a list</text:span><text:span text:style-name="T49">.</text:span></text:p>
        </text:list-item>
      </text:list>
      <text:p text:style-name="P50">Types of<text:s/>Recommendation methods</text:p>
      <text:list text:style-name="LFO8" text:continue-numbering="true">
        <text:list-item>
          <text:p text:style-name="P51"><text:span text:style-name="T52">Content-based recommendations</text:span>: Recommended objects are those with content similar to the content of previously preferred objects of a target user. </text:p>
        </text:list-item>
        <text:list-item>
          <text:p text:style-name="P53"><text:span text:style-name="T54">Collaborative recommendations</text:span>: Recommended objects are selected on the basis of past evaluations of a large group of users. </text:p>
        </text:list-item>
      </text:list>
      <text:list text:style-name="LFO11" text:continue-numbering="true">
        <text:list-item>
          <text:p text:style-name="P55"><text:span text:style-name="T56">Memory-based collaborative filtering</text:span>: Recommended objects are those that were preferred by users who share similar preferences as the target user, or, those that are similar to the other objects preferred by the target user. </text:p>
        </text:list-item>
      </text:list>
      <text:list text:style-name="LFO12" text:continue-numbering="true">
        <text:list-item>
          <text:p text:style-name="P57">Standard similarity-based methods: user-based, item-based</text:p>
        </text:list-item>
        <text:list-item>
          <text:p text:style-name="P58">Methods employing social filtering</text:p>
        </text:list-item>
      </text:list>
      <text:list text:style-name="LFO11" text:continue-numbering="true">
        <text:list-item>
          <text:p text:style-name="P59"><text:span text:style-name="T60">Model-based collaborative filtering:</text:span> Recommended objects are selected on models that are trained to identify patterns in the input data.<text:s/></text:p>
        </text:list-item>
      </text:list>
      <text:list text:style-name="LFO12" text:continue-numbering="true">
        <text:list-item>
          <text:p text:style-name="P61">dimensionality reduction methods<text:s/>(data mining, machine learning)</text:p>
        </text:list-item>
        <text:list-item>
          <text:p text:style-name="P62">diffusion-based methods</text:p>
        </text:list-item>
      </text:list>
      <text:list text:style-name="LFO8" text:continue-numbering="true">
        <text:list-item>
          <text:p text:style-name="P63"><text:span text:style-name="T64">Hybrid approaches:</text:span> These methods combine collaborative with content-based methods or with different variants of other collaborative methods.</text:p>
        </text:list-item>
      </text:list>
      <text:p text:style-name="P65">Recommendation methods reviews</text:p>
      <text:p text:style-name="P66">1.Similarity-based methods<text:s/>(Collaborative filtering, Network)</text:p>
      <text:list text:style-name="LFO3" text:continue-numbering="true">
        <text:list-item>
          <text:p text:style-name="P67">Slope One predictor<text:s/>(item-based): user(rows), items(columns) and rating(values)</text:p>
        </text:list-item>
      </text:list>
      <text:list text:style-name="LFO14" text:continue-numbering="true">
        <text:list-item>
          <text:p text:style-name="P68">The Slope One scheme takes into account both information from other users who rated the same item and from the other items rated by the same user.</text:p>
        </text:list-item>
        <text:list-item>
          <text:p text:style-name="P69"> The basic Slope One algorithm is based on dividing the set of all items into items liked and disliked by a given user</text:p>
        </text:list-item>
      </text:list>
      <text:list text:style-name="LFO3" text:continue-numbering="true">
        <text:list-item>
          <text:p text:style-name="P70">Similarity</text:p>
        </text:list-item>
      </text:list>
      <text:soft-page-break/>
      <text:list text:style-name="LFO15" text:continue-numbering="true">
        <text:list-item>
          <text:p text:style-name="P71">Rating-based similarity</text:p>
        </text:list-item>
      </text:list>
      <text:p text:style-name="P72">- It<text:s/>need<text:s/>to eliminate the rating tendencies of users and/or on items.</text:p>
      <text:p text:style-name="P73">- Unknown rating can be predicted with high accuracy.<text:s/></text:p>
      <text:p text:style-name="P74">-<text:s/>The rating correlation can also be measured by <text:span text:style-name="T75">Pearson coefficient</text:span><text:span text:style-name="T76">.</text:span><text:s/>Users are considered as similar when they tend to<text:s/><text:span text:style-name="T77">give similar ratings</text:span><text:s/>to the objects they rate.</text:p>
      <text:p text:style-name="Normal"><text:span text:style-name="T78">A<text:s/></text:span><text:span text:style-name="T79">weighted Pearson coefficient</text:span><text:s/>is based on the idea of capturing the confidence that can be placed on similarity values (when two users evaluated only a few objects in common, their potentially high similarity should not be trusted as much as for a pair of users with many overlapping objects).<text:span text:style-name="T80"><text:s/></text:span>Experiments have shown that the<text:s/><text:span text:style-name="T81">Pearson coefficient performs better than the cosine vector index</text:span><text:span text:style-name="T82">.</text:span></text:p>
      <text:list text:style-name="LFO15" text:continue-numbering="true">
        <text:list-item>
          <text:p text:style-name="P83">Structural<text:s/>similarity<text:s/>(Network modelling)</text:p>
        </text:list-item>
      </text:list>
      <text:list text:style-name="LFO3" text:continue-numbering="true">
        <text:list-item>
          <text:p text:style-name="P84">Two users are considered as similar when they liked/bought many objects in common.</text:p>
        </text:list-item>
        <text:list-item>
          <text:p text:style-name="P85">Recent research shows that the structural-based similarity can produce better recommendations that the Pearson <text:a office:title="Learn more about correlation coefficient from ScienceDirect's AI-generated Topic Pages" xlink:href="https://www.sciencedirect.com/topics/earth-and-planetary-sciences/correlation-coefficient" office:target-frame-name="_top" xlink:show="replace"><text:span text:style-name="Hyperlink">correlation coefficient</text:span></text:a>, especially when the input data is very sparse.</text:p>
        </text:list-item>
        <text:list-item>
          <text:p text:style-name="P86">similarity metrics:</text:p>
        </text:list-item>
      </text:list>
      <text:list text:style-name="LFO12" text:continue-numbering="true">
        <text:list-item>
          <text:p text:style-name="P87">node-dependent vs. path-dependent</text:p>
        </text:list-item>
        <text:list-item>
          <text:p text:style-name="P88">local vs. global,</text:p>
        </text:list-item>
        <text:list-item>
          <text:p text:style-name="P89">parameter-free vs. parameter-dependent</text:p>
        </text:list-item>
      </text:list>
      <text:list text:style-name="LFO17" text:continue-numbering="true">
        <text:list-item>
          <text:p text:style-name="P90"><text:span text:style-name="T91">Node-dependent similarity.</text:span><text:s/>The simplest weighted similarity index is Common Neighbors (CN) where the similarity of two nodes is directly given by the number of common neighbors.(Degrees variable)</text:p>
        </text:list-item>
        <text:list-item>
          <text:p text:style-name="P92"><text:span text:style-name="T93">Path-dependent similarity.</text:span><text:s/>The basic assumption here is that two nodes are similar if they are connected by many paths.</text:p>
        </text:list-item>
        <text:list-item>
          <text:p text:style-name="P94">Random-walk-based similarity.</text:p>
        </text:list-item>
      </text:list>
      <text:p text:style-name="Normal"><text:s text:c="5"/>-<text:span text:style-name="T95"><text:s/></text:span>Similarity involving external information:<text:s/>Attributes,<text:span text:style-name="T96"><text:s/></text:span>Contents<text:span text:style-name="T97">,<text:s/></text:span>Tags</text:p>
      <text:p text:style-name="Normal"><text:span text:style-name="T98">2.</text:span><text:span text:style-name="T99"><text:s/></text:span><text:span text:style-name="T100">Dimensionality reduction techniques</text:span><text:span text:style-name="T101"><text:s/>(</text:span><text:span text:style-name="T102">data mining, machine learning and cluster analysis</text:span><text:span text:style-name="T103"><text:s/>)</text:span></text:p>
      <text:p text:style-name="Normal">-<text:s/> Involve feature extraction which makes use of hidden variables, or so called latent variables, to describe the underlying causes of co-occurrence data. </text:p>
      <text:p text:style-name="Normal">- Model-based collaborative filtering</text:p>
      <text:p text:style-name="Normal">a.<text:s/>Singular value decomposition (SVD)</text:p>
      <text:soft-page-break/>
      <text:p text:style-name="Normal">- two matrices operation.<text:s/>User information matrix, and object information matrix.</text:p>
      <text:p text:style-name="Normal">b.<text:s/>Bayesian clustering</text:p>
      <text:p text:style-name="Normal">-<text:s/>In Bayesian networks, the value of a variable depends only on the value of its parent variables.</text:p>
      <text:p text:style-name="Normal">c.<text:s/>Probabilistic latent semantic analysis (pLSA)</text:p>
      <text:p text:style-name="Normal">- Hidden variables are introduced in to explain the co-occurrence pairs of data.</text:p>
      <text:p text:style-name="Normal">-<text:s/>Well developed inference methods including likelihood maximization <text:bookmark-start text:name="bbr000935"/><text:a xlink:href="https://www.sciencedirect.com/science/article/pii/S0370157312000828?via%3Dihub#br000935" office:target-frame-name="_top" xlink:show="replace"><text:span text:style-name="Hyperlink">[187]</text:span></text:a><text:bookmark-end text:name="bbr000935"/> and Gibbs sampling</text:p>
      <text:p text:style-name="Normal">d.<text:span text:style-name="T104">Latent Dirichlet Allocation (LDA)</text:span></text:p>
      <text:p text:style-name="Normal">- LDA has a assumption.<text:s/>LDA assumes that priors that have the form of the Dirichlet distribution.<text:s/>pLSA does not assume a specific prior distribution.</text:p>
      <text:p text:style-name="Normal">-<text:s/>LDA was applied to<text:s/><text:span text:style-name="T105">predict review scores</text:span><text:s/>based on the content of reviews and to uncover implicit community structures in a social network . It can be also extended to include general meta-data of users and objects.</text:p>
      <text:p text:style-name="P106">3.<text:s/>Diffusion-based methods</text:p>
      <text:p text:style-name="Normal">- similar to<text:s/>the classical PageRank algorithm</text:p>
      <text:p text:style-name="Normal">-<text:s/>recommendations using a network representation of the input data with user preferences. </text:p>
      <text:p text:style-name="Normal">a.<text:s/>Heat diffusion algorithm (HDiff)<text:s text:c="2"/>--<text:s/>temperature<text:s/>vector</text:p>
      <text:p text:style-name="P107">This algorithm is based<text:s/><text:span text:style-name="T108">on projecting the input data on a simple object network</text:span><text:s/>characterized by a symmetric adjacency matrix A with elements either one (for similar objects) or zero (for dissimilar objects)</text:p>
      <text:p text:style-name="Normal"><text:span text:style-name="T109">b.<text:s/></text:span><text:span text:style-name="T110">Multilevel spreading algorithm (MultiS)</text:span></text:p>
      <text:p text:style-name="P111">-<text:s/>This algorithm can be applied when ratings riα are given in a discrete scale, like a five-star scale.</text:p>
      <text:p text:style-name="P112">-<text:s/>weighted object–object network<text:s/>creation.</text:p>
      <text:p text:style-name="Normal">c.<text:span text:style-name="T113"><text:s/></text:span>Probabilistic spreading algorithm (ProbS)<text:s text:c="2"/>-- a projection method</text:p>
      <text:p text:style-name="P114">-<text:s/>This algorithm is suitable for data without explicit ratings, i.e. only the sets of object collected/visited by each user is known.<text:s/></text:p>
      <text:soft-page-break/>
      <text:p text:style-name="P115">-<text:s/>The spreading recommendation algorithm is based on<text:s/><text:span text:style-name="T116">a projection of the input</text:span><text:s/><text:span text:style-name="T117">data</text:span><text:s/>(which can be represented by an unweighted user–object network) to an<text:s/><text:span text:style-name="T118">object–object network</text:span>.(diffusion form objects to users)</text:p>
      <text:p text:style-name="Normal">d.<text:s/>A<text:s/>preferential diffusion method<text:s/>(diffusion from users to objects)</text:p>
      <text:p text:style-name="P119">-<text:s/>Can<text:s/>help <text:s/>to find unpopular and niche objects.</text:p>
      <text:p text:style-name="P120">-<text:s/>It was shown that PD not only provides more accurate recommendations than ProbS but it also generates more diverse and novel recommendations by recommending relevant unpopular items. </text:p>
      <text:p text:style-name="Normal">e.<text:s/>Hybrid spreading-relevant algorithms</text:p>
      <text:p text:style-name="P121">A<text:s/>hybrid algorithm was proposed<text:s/>in<text:s/>which combines accuracy-focused ProbS with diversity-favoring heat spreading. </text:p>
      <text:p text:style-name="Normal"><text:span text:style-name="T122">4.</text:span><text:span text:style-name="T123"><text:s/></text:span><text:span text:style-name="T124">Social filtering</text:span><text:span text:style-name="T125"><text:s/>(Relationship network)</text:span></text:p>
      <text:p text:style-name="Normal">a.<text:s/>Trust-aware recommender algorithms</text:p>
      <text:p text:style-name="P126">-<text:s/>Trust can be used instead of user similarity, in combination with collaborative filtering to help deal with data sparsity and the cold start problem.</text:p>
      <text:p text:style-name="P127">-<text:s/>To establish trust or reputation, one may let the involved participants to rate each other and use these evaluations to derive trust or reputation scores.(<text:s/>PageRank,<text:s/>Eigentrust)</text:p>
      <text:p text:style-name="P128">-<text:s/>the Appleseed algorithm solves this problem<text:s/><text:span text:style-name="T129">by creating virtual trust edges</text:span><text:s/>for backward propagation.</text:p>
      <text:p text:style-name="Normal">b.<text:span text:style-name="T130"><text:s/></text:span> Adaptive social recommendation models</text:p>
      <text:p text:style-name="P131">- Adaptive social recommendation models build a network of users based on their evaluations.</text:p>
      <text:p text:style-name="P132">- It<text:s/>can update<text:s/>the source–follower network. This updating aims at maximizing the similarity of each user with their sources. </text:p>
      <text:p text:style-name="P133">- Like<text:s/>agent-based simulations, the system can evolve from a random initial state to a highly organized state where taste mates are connected and news spread effectively. <text:span text:style-name="T134">(Reinformance learning)</text:span></text:p>
      <text:p text:style-name="P135">5.<text:s/>Meta approaches</text:p>
      <text:soft-page-break/>
      <text:p text:style-name="Normal">Additional information of various kind<text:s/>enters the recommendation process or simply several recommendation methods are combined together.</text:p>
      <text:p text:style-name="P136">a.Tag-aware methods</text:p>
      <text:p text:style-name="Normal">User-driven platforms that allow users to store resources (bookmarks, images, documents, and others) and to associate them with personalized words, so-called tags. The resulting ternary user–object–tags structure.</text:p>
      <text:p text:style-name="Normal"> The <text:span text:style-name="T137">FolkRank</text:span> , a modified PageRank algorithm, was proposed to rank tags in folksonomies by assuming that important tags are given by important users.<text:s/>The<text:s/>tag-aware algorithms are classified as follows:</text:p>
      <text:list text:style-name="LFO3" text:continue-numbering="true">
        <text:list-item>
          <text:p text:style-name="P138">Topic-based models:<text:s/><text:span text:style-name="T139"><text:s/></text:span>They implement probability-based methods such as pLSA and LDA<text:s/>to extract latent topics from the available tags in the user or object space and then produce recommendations using classical probability-based models.<text:s/></text:p>
        </text:list-item>
        <text:list-item>
          <text:p text:style-name="P140">Network-based models:<text:s/>They implement graph theory-based methods such as ProbS to represent tags as nodes in a tripartite user–object–tag network and apply a diffusion process to generate recommendations.</text:p>
        </text:list-item>
        <text:list-item>
          <text:p text:style-name="P141">Tensor-based models. They implement tensor factorization to reduce the ternary relation into low-rank feature matrices, alleviate the sparsity problem in large-scale data sets and ultimately provide personalized recommendations.</text:p>
        </text:list-item>
      </text:list>
      <text:p text:style-name="Normal">b.<text:s/>Time-aware methods</text:p>
      <text:list text:style-name="LFO3" text:continue-numbering="true">
        <text:list-item>
          <text:p text:style-name="P142">Add the weights on older items to express the decay of time.</text:p>
        </text:list-item>
        <text:list-item>
          <text:p text:style-name="P143">Long term and short term:</text:p>
        </text:list-item>
      </text:list>
      <text:p text:style-name="ListParagraph">--<text:s/>Longer-term interests govern the essential preferences of users and would not easily change over time.</text:p>
      <text:p text:style-name="ListParagraph">-- Short-term interests are more likely to be effected by social environment.</text:p>
      <text:p text:style-name="Normal">c.<text:s/>Iterative refinement</text:p>
      <text:list text:style-name="LFO3" text:continue-numbering="true">
        <text:list-item>
          <text:p text:style-name="P144">Network is dynamic and iterative.<text:s/>In a directed network, the significance of a node is not only determined by its attributes (if applicable), but also contributed by the significance of its downstream nodes.</text:p>
        </text:list-item>
        <text:list-item>
          <text:p text:style-name="P145">self-consistent refinement </text:p>
        </text:list-item>
      </text:list>
      <text:p text:style-name="Normal">d.<text:span text:style-name="T146"><text:s/></text:span>Hybrid algorithms</text:p>
      <text:list text:style-name="LFO3" text:continue-numbering="true">
        <text:list-item>
          <text:p text:style-name="P147">implement collaborative and content-based methods separately and combine their predictions,</text:p>
        </text:list-item>
        <text:list-item>
          <text:p text:style-name="P148">incorporate some content-based characteristics into a collaborative approach,</text:p>
        </text:list-item>
        <text:list-item>
          <text:p text:style-name="P149">incorporate some collaborative characteristics into a content-based approach, and</text:p>
        </text:list-item>
        <text:list-item>
          <text:p text:style-name="P150">construct a general unifying model that incorporates both content-based and collaborative characteristics.</text:p>
        </text:list-item>
        <text:list-item>
          <text:p text:style-name="P151">Markov chain, Monte Carlo methods</text:p>
        </text:list-item>
      </text:list>
      <text:p text:style-name="P152">Performance evaluation</text:p>
      <text:list text:style-name="LFO22" text:continue-numbering="true">
        <text:list-item>
          <text:p text:style-name="P153">Two data set: MovieLens and Netfilix.</text:p>
        </text:list-item>
        <text:list-item>
          <text:p text:style-name="P154">Randomly select small part of the input data as probe. It includes 10% data with rating, 90% data without rating.<text:s/></text:p>
        </text:list-item>
        <text:list-item>
          <text:p text:style-name="P155">Estimate the missing rating by using a regression method. (matrics: RMSE, MAE)</text:p>
        </text:list-item>
        <text:list-item>
          <text:p text:style-name="P156">Modeling the data with and without ratings in different ways.</text:p>
        </text:list-item>
      </text:list>
      <text:p text:style-name="Normal"/>
      <text:p text:style-name="Normal"/>
      <text:p text:style-name="P157"/>
      <text:p text:style-name="P158"/>
      <text:p text:style-name="P159"/>
      <text:p text:style-name="P160"/>
      <text:p text:style-name="P161"/>
      <text:p text:style-name="P162"/>
      <text:p text:style-name="Normal"/>
      <text:p text:style-name="P16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DengXian Light" style:font-name-asian="DengXian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DengXian Light" style:font-name-asian="DengXian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DengXian Light"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DengXian Light"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DengXian Light" style:font-name-asian="DengXian Light" fo:letter-spacing="-0.0069in" fo:font-size="28pt" style:font-size-asian="28pt" style:font-size-complex="28pt" fo:hyphenate="false"/>
    </style:style>
    <style:style style:name="TitleChar" style:display-name="Title Char" style:family="text" style:parent-style-name="DefaultParagraphFont">
      <style:text-properties style:font-name="DengXian Light"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react-xocs-list-item" style:display-name="react-xocs-list-item"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DengXian" style:font-name-asian="DengXi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DengXian" style:font-name-asian="DengXi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fo:font-style="italic" style:font-style-asian="italic"/>
    </style:style>
    <style:style style:name="WW_CharLFO11LVL1" style:family="text">
      <style:text-properties fo:font-style="italic" style:font-style-asian="italic"/>
    </style:style>
    <style:style style:name="WW_CharLFO12LVL1" style:family="text">
      <style:text-properties style:font-name="Wingdings" style:font-name-asian="DengXi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8LVL1" style:family="text">
      <style:text-properties fo:font-weight="normal" style:font-weight-asian="normal"/>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ngXi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ngXi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text:style-name="WW_CharLFO11LV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list-format-name="NLF0"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list-format-name="NLF0"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list-format-name="NLF0"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list-format-name="NLF0"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list-format-name="NLF0"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list-format-name="NLF0"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list-format-name="NLF0"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list-format-name="NLF0"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8">
      <text:list-level-style-number text:level="1" text:style-name="WW_CharLFO18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ishuang deng</meta:initial-creator>
    <dc:creator>lishuang deng</dc:creator>
    <meta:creation-date>2024-10-05T07:35:00Z</meta:creation-date>
    <dc:date>2024-10-05T12:57:00Z</dc:date>
    <meta:template xlink:href="Normal" xlink:type="simple"/>
    <meta:editing-cycles>23</meta:editing-cycles>
    <meta:editing-duration>PT0S</meta:editing-duration>
    <meta:document-statistic meta:page-count="7" meta:paragraph-count="24" meta:word-count="1801" meta:character-count="12044" meta:row-count="85" meta:non-whitespace-character-count="10267"/>
  </office:meta>
</office:document-meta>
</file>